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42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2.45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</office:automatic-styles>
  <office:body>
    <office:spreadsheet>
      <table:table table:name="SCB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2" office:value-type="string">
            <text:p>1152 Hz</text:p>
          </table:table-cell>
          <table:table-cell table:style-name="ce3" office:value-type="string">
            <text:p>u</text:p>
          </table:table-cell>
          <table:table-cell table:style-name="ce3" office:value-type="string">
            <text:p>v1</text:p>
          </table:table-cell>
          <table:table-cell table:style-name="ce3" office:value-type="string">
            <text:p>v0</text:p>
          </table:table-cell>
          <table:table-cell table:style-name="ce3" office:value-type="string">
            <text:p>s1_qe</text:p>
          </table:table-cell>
          <table:table-cell table:style-name="ce3" office:value-type="string">
            <text:p>s1</text:p>
          </table:table-cell>
          <table:table-cell table:style-name="ce3" office:value-type="string">
            <text:p>s0_qe</text:p>
          </table:table-cell>
          <table:table-cell table:style-name="ce3" office:value-type="string">
            <text:p>s0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1_qe</text:p>
          </table:table-cell>
          <table:table-cell table:style-name="ce3" office:value-type="string">
            <text:p>t1</text:p>
          </table:table-cell>
          <table:table-cell table:style-name="ce3" office:value-type="string">
            <text:p>t0_qe</text:p>
          </table:table-cell>
          <table:table-cell table:style-name="ce3" office:value-type="string">
            <text:p>t0</text:p>
          </table:table-cell>
          <table:table-cell table:style-name="ce3" office:value-type="string">
            <text:p>s_a_qe</text:p>
          </table:table-cell>
          <table:table-cell table:style-name="ce3" office:value-type="string">
            <text:p>s_a</text:p>
          </table:table-cell>
          <table:table-cell table:style-name="ce3" office:value-type="string">
            <text:p>v_a</text:p>
          </table:table-cell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6]*1.068" office:value-type="float" office:value="807.408">
            <text:p>807.408</text:p>
          </table:table-cell>
          <table:table-cell table:style-name="ce6" table:formula="of:=[.H6]/1.068" office:value-type="float" office:value="1083.87096774194">
            <text:p>1083.871</text:p>
          </table:table-cell>
          <table:table-cell table:style-name="ce11" table:formula="of:=((([.$D6]*[.$C$2])^2)-(([.$B6]*[.$C$2])^2))/(2*[.$I6])" office:value-type="float" office:value="1157.57419354839">
            <text:p>1157.5742</text:p>
          </table:table-cell>
          <table:table-cell table:style-name="ce6" table:formula="of:=((([.$C6]*[.$C$2])^2)-(([.$B6]*[.$C$2])^2))/(2*[.F6])" office:value-type="float" office:value="-0.853210382964856">
            <text:p>-0.8532</text:p>
          </table:table-cell>
          <table:table-cell table:style-name="ce6" table:formula="of:=[.K6]/[.$H$2]" office:value-type="float" office:value="27.4354838709677">
            <text:p>27.4355</text:p>
          </table:table-cell>
          <table:table-cell table:style-name="ce6" table:formula="of:=(([.$C6]*[.$C$2])-([.$B6]*[.$C$2]))/[.$I6]" office:value-type="float" office:value="23.4408774193548">
            <text:p>23.4409</text:p>
          </table:table-cell>
          <table:table-cell table:style-name="ce6" table:formula="of:=[.M6]/[.$H$2]" office:value-type="float" office:value="60.9677419354839">
            <text:p>60.9677</text:p>
          </table:table-cell>
          <table:table-cell table:style-name="ce6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7]*1.068" office:value-type="float" office:value="807.408">
            <text:p>807.408</text:p>
          </table:table-cell>
          <table:table-cell table:style-name="ce6" table:formula="of:=[.H7]/1.068" office:value-type="float" office:value="1140.52747252747">
            <text:p>1140.5275</text:p>
          </table:table-cell>
          <table:table-cell table:style-name="ce11" table:formula="of:=((([.$D7]*[.$C$2])^2)-(([.$B7]*[.$C$2])^2))/(2*[.$I7])" office:value-type="float" office:value="1218.08334065934">
            <text:p>1218.0833</text:p>
          </table:table-cell>
          <table:table-cell table:style-name="ce6" table:formula="of:=((([.$C7]*[.$C$2])^2)-(([.$B7]*[.$C$2])^2))/(2*[.F7])" office:value-type="float" office:value="-0.487002700670801">
            <text:p>-0.487</text:p>
          </table:table-cell>
          <table:table-cell table:style-name="ce6" table:formula="of:=[.K7]/[.$H$2]" office:value-type="float" office:value="34.7142857142857">
            <text:p>34.7143</text:p>
          </table:table-cell>
          <table:table-cell table:style-name="ce6" table:formula="of:=(([.$C7]*[.$C$2])-([.$B7]*[.$C$2]))/[.$I7]" office:value-type="float" office:value="29.6598857142857">
            <text:p>29.6599</text:p>
          </table:table-cell>
          <table:table-cell table:style-name="ce6" table:formula="of:=[.M7]/[.$H$2]" office:value-type="float" office:value="82.7802197802198">
            <text:p>82.7802</text:p>
          </table:table-cell>
          <table:table-cell table:style-name="ce6" table:formula="of:=(([.$D7]*[.$C$2])-([.$B7]*[.$C$2]))/[.$I7]" office:value-type="float" office:value="70.7274197802198">
            <text:p>70.7274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756">
            <text:p>756</text:p>
          </table:table-cell>
          <table:table-cell table:style-name="ce6" table:formula="of:=[.E8]*1.068" office:value-type="float" office:value="807.408">
            <text:p>807.408</text:p>
          </table:table-cell>
          <table:table-cell table:style-name="ce6" table:formula="of:=[.H8]/1.068" office:value-type="float" office:value="1101.3986013986">
            <text:p>1101.3986</text:p>
          </table:table-cell>
          <table:table-cell table:style-name="ce11" table:formula="of:=((([.$D8]*[.$C$2])^2)-(([.$B8]*[.$C$2])^2))/(2*[.$I8])" office:value-type="float" office:value="1176.29370629371">
            <text:p>1176.2937</text:p>
          </table:table-cell>
          <table:table-cell table:style-name="ce6" table:formula="of:=((([.$C8]*[.$C$2])^2)-(([.$B8]*[.$C$2])^2))/(2*[.F8])" office:value-type="float" office:value="-0.327981410655845">
            <text:p>-0.328</text:p>
          </table:table-cell>
          <table:table-cell table:style-name="ce6" table:formula="of:=[.K8]/[.$H$2]" office:value-type="float" office:value="43.6153846153846">
            <text:p>43.6154</text:p>
          </table:table-cell>
          <table:table-cell table:style-name="ce6" table:formula="of:=(([.$C8]*[.$C$2])-([.$B8]*[.$C$2]))/[.$I8]" office:value-type="float" office:value="37.2649846153846">
            <text:p>37.265</text:p>
          </table:table-cell>
          <table:table-cell table:style-name="ce6" table:formula="of:=[.M8]/[.$H$2]" office:value-type="float" office:value="99.1258741258742">
            <text:p>99.1259</text:p>
          </table:table-cell>
          <table:table-cell table:style-name="ce6" table:formula="of:=(([.$D8]*[.$C$2])-([.$B8]*[.$C$2]))/[.$I8]" office:value-type="float" office:value="84.6931468531469">
            <text:p>84.6931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E8]" office:value-type="float" office:value="756">
            <text:p>756</text:p>
          </table:table-cell>
          <table:table-cell table:style-name="ce6" table:formula="of:=[.E9]*1.068" office:value-type="float" office:value="807.408">
            <text:p>807.408</text:p>
          </table:table-cell>
          <table:table-cell table:style-name="ce6" table:formula="of:=[.H9]/1.068" office:value-type="float" office:value="1654.03636363636">
            <text:p>1654.0364</text:p>
          </table:table-cell>
          <table:table-cell table:style-name="ce11" table:formula="of:=((([.$D9]*[.$C$2])^2)-(([.$B9]*[.$C$2])^2))/(2*[.$I9])" office:value-type="float" office:value="1766.51083636364">
            <text:p>1766.5108</text:p>
          </table:table-cell>
          <table:table-cell table:style-name="ce6" table:formula="of:=((([.$C9]*[.$C$2])^2)-(([.$B9]*[.$C$2])^2))/(2*[.F9])" office:value-type="float" office:value="-0.126146696406094">
            <text:p>-0.1261</text:p>
          </table:table-cell>
          <table:table-cell table:style-name="ce6" table:formula="of:=[.K9]/[.$H$2]" office:value-type="float" office:value="51.5454545454546">
            <text:p>51.5455</text:p>
          </table:table-cell>
          <table:table-cell table:style-name="ce6" table:formula="of:=(([.$C9]*[.$C$2])-([.$B9]*[.$C$2]))/[.$I9]" office:value-type="float" office:value="44.0404363636364">
            <text:p>44.0404</text:p>
          </table:table-cell>
          <table:table-cell table:style-name="ce6" table:formula="of:=[.M9]/[.$H$2]" office:value-type="float" office:value="195.872727272727">
            <text:p>195.8727</text:p>
          </table:table-cell>
          <table:table-cell table:style-name="ce6" table:formula="of:=(([.$D9]*[.$C$2])-([.$B9]*[.$C$2]))/[.$I9]" office:value-type="float" office:value="167.353658181818">
            <text:p>167.353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92">
            <text:p>192</text:p>
          </table:table-cell>
          <table:table-cell table:style-name="ce6" table:formula="of:=[.E11]*1.068" office:value-type="float" office:value="205.056">
            <text:p>205.056</text:p>
          </table:table-cell>
          <table:table-cell table:style-name="ce6" table:formula="of:=[.H11]/1.068" office:value-type="float" office:value="117">
            <text:p>117</text:p>
          </table:table-cell>
          <table:table-cell table:style-name="ce11" table:formula="of:=((([.$C11]*[.$C$2])^2)-(([.$B11]*[.$C$2])^2))/(2*[.$I11])" office:value-type="float" office:value="124.956">
            <text:p>124.956</text:p>
          </table:table-cell>
          <table:table-cell table:style-name="ce6" table:formula="of:=((([.$D11]*[.$C$2])^2)-(([.$B11]*[.$C$2])^2))/(2*[.F11])" office:value-type="float" office:value="-0.770641636226322">
            <text:p>-0.7706</text:p>
          </table:table-cell>
          <table:table-cell table:style-name="ce6" table:formula="of:=[.K11]/[.$H$2]" office:value-type="float" office:value="27">
            <text:p>27</text:p>
          </table:table-cell>
          <table:table-cell table:style-name="ce6" table:formula="of:=(([.$D11]*[.$C$2])-([.$B11]*[.$C$2]))/[.$I11]" office:value-type="float" office:value="23.0688">
            <text:p>23.0688</text:p>
          </table:table-cell>
          <table:table-cell table:style-name="ce6" table:formula="of:=[.M11]/[.$H$2]" office:value-type="float" office:value="27">
            <text:p>27</text:p>
          </table:table-cell>
          <table:table-cell table:style-name="ce6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6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1]" office:value-type="float" office:value="192">
            <text:p>192</text:p>
          </table:table-cell>
          <table:table-cell table:style-name="ce6" table:formula="of:=[.E12]*1.068" office:value-type="float" office:value="205.056">
            <text:p>205.056</text:p>
          </table:table-cell>
          <table:table-cell table:style-name="ce6" table:formula="of:=[.H12]/1.068" office:value-type="float" office:value="117">
            <text:p>117</text:p>
          </table:table-cell>
          <table:table-cell table:style-name="ce11" table:formula="of:=((([.$C12]*[.$C$2])^2)-(([.$B12]*[.$C$2])^2))/(2*[.$I12])" office:value-type="float" office:value="124.956">
            <text:p>124.956</text:p>
          </table:table-cell>
          <table:table-cell table:style-name="ce6" table:formula="of:=((([.$D12]*[.$C$2])^2)-(([.$B12]*[.$C$2])^2))/(2*[.F12])" office:value-type="float" office:value="-0.770641636226322">
            <text:p>-0.7706</text:p>
          </table:table-cell>
          <table:table-cell table:style-name="ce6" table:formula="of:=[.K12]/[.$H$2]" office:value-type="float" office:value="27">
            <text:p>27</text:p>
          </table:table-cell>
          <table:table-cell table:style-name="ce6" table:formula="of:=(([.$D12]*[.$C$2])-([.$B12]*[.$C$2]))/[.$I12]" office:value-type="float" office:value="23.0688">
            <text:p>23.0688</text:p>
          </table:table-cell>
          <table:table-cell table:style-name="ce6" table:formula="of:=[.M12]/[.$H$2]" office:value-type="float" office:value="27">
            <text:p>27</text:p>
          </table:table-cell>
          <table:table-cell table:style-name="ce6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2]" office:value-type="float" office:value="192">
            <text:p>192</text:p>
          </table:table-cell>
          <table:table-cell table:style-name="ce6" table:formula="of:=[.E13]*1.068" office:value-type="float" office:value="205.056">
            <text:p>205.056</text:p>
          </table:table-cell>
          <table:table-cell table:style-name="ce6" table:formula="of:=[.H13]/1.068" office:value-type="float" office:value="94.0408163265306">
            <text:p>94.0408</text:p>
          </table:table-cell>
          <table:table-cell table:style-name="ce11" table:formula="of:=((([.$C13]*[.$C$2])^2)-(([.$B13]*[.$C$2])^2))/(2*[.$I13])" office:value-type="float" office:value="100.435591836735">
            <text:p>100.4356</text:p>
          </table:table-cell>
          <table:table-cell table:style-name="ce6" table:formula="of:=((([.$D13]*[.$C$2])^2)-(([.$B13]*[.$C$2])^2))/(2*[.F13])" office:value-type="float" office:value="-0.590022502735778">
            <text:p>-0.59</text:p>
          </table:table-cell>
          <table:table-cell table:style-name="ce6" table:formula="of:=[.K13]/[.$H$2]" office:value-type="float" office:value="30.8571428571429">
            <text:p>30.8571</text:p>
          </table:table-cell>
          <table:table-cell table:style-name="ce6" table:formula="of:=(([.$D13]*[.$C$2])-([.$B13]*[.$C$2]))/[.$I13]" office:value-type="float" office:value="26.3643428571429">
            <text:p>26.3643</text:p>
          </table:table-cell>
          <table:table-cell table:style-name="ce6" table:formula="of:=[.M13]/[.$H$2]" office:value-type="float" office:value="30.8571428571429">
            <text:p>30.8571</text:p>
          </table:table-cell>
          <table:table-cell table:style-name="ce6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6" table:formula="of:=[.E13]" office:value-type="float" office:value="192">
            <text:p>192</text:p>
          </table:table-cell>
          <table:table-cell table:style-name="ce6" table:formula="of:=[.E14]*1.068" office:value-type="float" office:value="205.056">
            <text:p>205.056</text:p>
          </table:table-cell>
          <table:table-cell table:style-name="ce6" table:formula="of:=[.H14]/1.068" office:value-type="float" office:value="94.0408163265306">
            <text:p>94.0408</text:p>
          </table:table-cell>
          <table:table-cell table:style-name="ce11" table:formula="of:=((([.$C14]*[.$C$2])^2)-(([.$B14]*[.$C$2])^2))/(2*[.$I14])" office:value-type="float" office:value="100.435591836735">
            <text:p>100.4356</text:p>
          </table:table-cell>
          <table:table-cell table:style-name="ce6" table:formula="of:=((([.$D14]*[.$C$2])^2)-(([.$B14]*[.$C$2])^2))/(2*[.F14])" office:value-type="float" office:value="-0.590022502735778">
            <text:p>-0.59</text:p>
          </table:table-cell>
          <table:table-cell table:style-name="ce6" table:formula="of:=[.K14]/[.$H$2]" office:value-type="float" office:value="30.8571428571429">
            <text:p>30.8571</text:p>
          </table:table-cell>
          <table:table-cell table:style-name="ce6" table:formula="of:=(([.$D14]*[.$C$2])-([.$B14]*[.$C$2]))/[.$I14]" office:value-type="float" office:value="26.3643428571429">
            <text:p>26.3643</text:p>
          </table:table-cell>
          <table:table-cell table:style-name="ce6" table:formula="of:=[.M14]/[.$H$2]" office:value-type="float" office:value="30.8571428571429">
            <text:p>30.8571</text:p>
          </table:table-cell>
          <table:table-cell table:style-name="ce6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152 Hz – 576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6]/1.068" office:value-type="float" office:value="910.451612903226">
            <text:p>910.4516</text:p>
          </table:table-cell>
          <table:table-cell table:style-name="ce11" table:formula="of:=((([.$C16]*[.$C$2])^2)-(([.$B16]*[.$C$2])^2))/(2*[.$I16])" office:value-type="float" office:value="972.362322580645">
            <text:p>972.3623</text:p>
          </table:table-cell>
          <table:table-cell table:style-name="ce6" table:formula="of:=[.H16]/1.068" office:value-type="float" office:value="1083.87096774194">
            <text:p>1083.871</text:p>
          </table:table-cell>
          <table:table-cell table:style-name="ce11" table:formula="of:=((([.$D16]*[.$C$2])^2)-(([.$B16]*[.$C$2])^2))/(2*[.$I16])" office:value-type="float" office:value="1157.57419354839">
            <text:p>1157.5742</text:p>
          </table:table-cell>
          <table:table-cell table:style-name="ce6" table:formula="of:=[.I6]" office:value-type="float" office:value="-0.853210382964856">
            <text:p>-0.8532</text:p>
          </table:table-cell>
          <table:table-cell table:style-name="ce6" table:formula="of:=[.K16]/[.$H$2]" office:value-type="float" office:value="36.5806451612903">
            <text:p>36.5806</text:p>
          </table:table-cell>
          <table:table-cell table:style-name="ce6" table:formula="of:=(([.$C16]*[.$C$2])-([.$B16]*[.$C$2]))/[.$I16]" office:value-type="float" office:value="31.2545032258065">
            <text:p>31.2545</text:p>
          </table:table-cell>
          <table:table-cell table:style-name="ce6" table:formula="of:=[.M16]/[.$H$2]" office:value-type="float" office:value="60.9677419354839">
            <text:p>60.9677</text:p>
          </table:table-cell>
          <table:table-cell table:style-name="ce6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17]/1.068" office:value-type="float" office:value="836.703296703297">
            <text:p>836.7033</text:p>
          </table:table-cell>
          <table:table-cell table:style-name="ce11" table:formula="of:=((([.$C17]*[.$C$2])^2)-(([.$B17]*[.$C$2])^2))/(2*[.$I17])" office:value-type="float" office:value="893.599120879121">
            <text:p>893.5991</text:p>
          </table:table-cell>
          <table:table-cell table:style-name="ce6" table:formula="of:=[.H17]/1.068" office:value-type="float" office:value="1140.52747252747">
            <text:p>1140.5275</text:p>
          </table:table-cell>
          <table:table-cell table:style-name="ce11" table:formula="of:=((([.$D17]*[.$C$2])^2)-(([.$B17]*[.$C$2])^2))/(2*[.$I17])" office:value-type="float" office:value="1218.08334065934">
            <text:p>1218.0833</text:p>
          </table:table-cell>
          <table:table-cell table:style-name="ce6" table:formula="of:=[.I7]" office:value-type="float" office:value="-0.487002700670801">
            <text:p>-0.487</text:p>
          </table:table-cell>
          <table:table-cell table:style-name="ce6" table:formula="of:=[.K17]/[.$H$2]" office:value-type="float" office:value="40.0549450549451">
            <text:p>40.0549</text:p>
          </table:table-cell>
          <table:table-cell table:style-name="ce6" table:formula="of:=(([.$C17]*[.$C$2])-([.$B17]*[.$C$2]))/[.$I17]" office:value-type="float" office:value="34.2229450549451">
            <text:p>34.2229</text:p>
          </table:table-cell>
          <table:table-cell table:style-name="ce6" table:formula="of:=[.M17]/[.$H$2]" office:value-type="float" office:value="82.7802197802198">
            <text:p>82.7802</text:p>
          </table:table-cell>
          <table:table-cell table:style-name="ce6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F18]/1.068" office:value-type="float" office:value="756">
            <text:p>756</text:p>
          </table:table-cell>
          <table:table-cell table:style-name="ce11" table:formula="of:=((([.$C18]*[.$C$2])^2)-(([.$B18]*[.$C$2])^2))/(2*[.$I18])" office:value-type="float" office:value="807.408">
            <text:p>807.408</text:p>
          </table:table-cell>
          <table:table-cell table:style-name="ce6" table:formula="of:=[.H18]/1.068" office:value-type="float" office:value="1101.3986013986">
            <text:p>1101.3986</text:p>
          </table:table-cell>
          <table:table-cell table:style-name="ce11" table:formula="of:=((([.$D18]*[.$C$2])^2)-(([.$B18]*[.$C$2])^2))/(2*[.$I18])" office:value-type="float" office:value="1176.29370629371">
            <text:p>1176.2937</text:p>
          </table:table-cell>
          <table:table-cell table:style-name="ce6" table:formula="of:=[.I8]" office:value-type="float" office:value="-0.327981410655845">
            <text:p>-0.328</text:p>
          </table:table-cell>
          <table:table-cell table:style-name="ce6" table:formula="of:=[.K18]/[.$H$2]" office:value-type="float" office:value="43.6153846153846">
            <text:p>43.6154</text:p>
          </table:table-cell>
          <table:table-cell table:style-name="ce6" table:formula="of:=(([.$C18]*[.$C$2])-([.$B18]*[.$C$2]))/[.$I18]" office:value-type="float" office:value="37.2649846153846">
            <text:p>37.265</text:p>
          </table:table-cell>
          <table:table-cell table:style-name="ce6" table:formula="of:=[.M18]/[.$H$2]" office:value-type="float" office:value="99.1258741258742">
            <text:p>99.1259</text:p>
          </table:table-cell>
          <table:table-cell table:style-name="ce6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6" table:formula="of:=[.F19]/1.068" office:value-type="float" office:value="756">
            <text:p>756</text:p>
          </table:table-cell>
          <table:table-cell table:style-name="ce11" table:formula="of:=((([.$C19]*[.$C$2])^2)-(([.$B19]*[.$C$2])^2))/(2*[.$I19])" office:value-type="float" office:value="807.408">
            <text:p>807.408</text:p>
          </table:table-cell>
          <table:table-cell table:style-name="ce6" table:formula="of:=[.H19]/1.068" office:value-type="float" office:value="1654.03636363636">
            <text:p>1654.0364</text:p>
          </table:table-cell>
          <table:table-cell table:style-name="ce11" table:formula="of:=((([.$D19]*[.$C$2])^2)-(([.$B19]*[.$C$2])^2))/(2*[.$I19])" office:value-type="float" office:value="1766.51083636364">
            <text:p>1766.5108</text:p>
          </table:table-cell>
          <table:table-cell table:style-name="ce6" table:formula="of:=[.I9]" office:value-type="float" office:value="-0.126146696406094">
            <text:p>-0.1261</text:p>
          </table:table-cell>
          <table:table-cell table:style-name="ce6" table:formula="of:=[.K19]/[.$H$2]" office:value-type="float" office:value="51.5454545454546">
            <text:p>51.5455</text:p>
          </table:table-cell>
          <table:table-cell table:style-name="ce6" table:formula="of:=(([.$C19]*[.$C$2])-([.$B19]*[.$C$2]))/[.$I19]" office:value-type="float" office:value="44.0404363636364">
            <text:p>44.0404</text:p>
          </table:table-cell>
          <table:table-cell table:style-name="ce6" table:formula="of:=[.M19]/[.$H$2]" office:value-type="float" office:value="195.872727272727">
            <text:p>195.8727</text:p>
          </table:table-cell>
          <table:table-cell table:style-name="ce6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1728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6" table:formula="of:=[.F21]/1.068" office:value-type="float" office:value="660.483870967742">
            <text:p>660.4839</text:p>
          </table:table-cell>
          <table:table-cell table:style-name="ce11" table:formula="of:=((([.$C21]*[.$C$2])^2)-(([.$B21]*[.$C$2])^2))/(2*[.$I21])" office:value-type="float" office:value="705.396774193548">
            <text:p>705.3968</text:p>
          </table:table-cell>
          <table:table-cell table:style-name="ce6" table:formula="of:=[.H21]/1.068" office:value-type="float" office:value="1083.87096774194">
            <text:p>1083.871</text:p>
          </table:table-cell>
          <table:table-cell table:style-name="ce11" table:formula="of:=((([.$D21]*[.$C$2])^2)-(([.$B21]*[.$C$2])^2))/(2*[.$I21])" office:value-type="float" office:value="1157.57419354839">
            <text:p>1157.5742</text:p>
          </table:table-cell>
          <table:table-cell table:style-name="ce6" table:formula="of:=[.I16]" office:value-type="float" office:value="-0.853210382964856">
            <text:p>-0.8532</text:p>
          </table:table-cell>
          <table:table-cell table:style-name="ce6" table:formula="of:=[.K21]/[.$H$2]" office:value-type="float" office:value="22.8629032258064">
            <text:p>22.8629</text:p>
          </table:table-cell>
          <table:table-cell table:style-name="ce6" table:formula="of:=(([.$C21]*[.$C$2])-([.$B21]*[.$C$2]))/[.$I21]" office:value-type="float" office:value="19.534064516129">
            <text:p>19.5341</text:p>
          </table:table-cell>
          <table:table-cell table:style-name="ce6" table:formula="of:=[.M21]/[.$H$2]" office:value-type="float" office:value="60.9677419354839">
            <text:p>60.9677</text:p>
          </table:table-cell>
          <table:table-cell table:style-name="ce6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2]/1.068" office:value-type="float" office:value="566.10989010989">
            <text:p>566.1099</text:p>
          </table:table-cell>
          <table:table-cell table:style-name="ce11" table:formula="of:=((([.$C22]*[.$C$2])^2)-(([.$B22]*[.$C$2])^2))/(2*[.$I22])" office:value-type="float" office:value="604.605362637363">
            <text:p>604.6054</text:p>
          </table:table-cell>
          <table:table-cell table:style-name="ce6" table:formula="of:=[.H22]/1.068" office:value-type="float" office:value="1140.52747252747">
            <text:p>1140.5275</text:p>
          </table:table-cell>
          <table:table-cell table:style-name="ce11" table:formula="of:=((([.$D22]*[.$C$2])^2)-(([.$B22]*[.$C$2])^2))/(2*[.$I22])" office:value-type="float" office:value="1218.08334065934">
            <text:p>1218.0833</text:p>
          </table:table-cell>
          <table:table-cell table:style-name="ce6" table:formula="of:=[.I17]" office:value-type="float" office:value="-0.487002700670801">
            <text:p>-0.487</text:p>
          </table:table-cell>
          <table:table-cell table:style-name="ce6" table:formula="of:=[.K22]/[.$H$2]" office:value-type="float" office:value="24.032967032967">
            <text:p>24.033</text:p>
          </table:table-cell>
          <table:table-cell table:style-name="ce6" table:formula="of:=(([.$C22]*[.$C$2])-([.$B22]*[.$C$2]))/[.$I22]" office:value-type="float" office:value="20.533767032967">
            <text:p>20.5338</text:p>
          </table:table-cell>
          <table:table-cell table:style-name="ce6" table:formula="of:=[.M22]/[.$H$2]" office:value-type="float" office:value="82.7802197802198">
            <text:p>82.7802</text:p>
          </table:table-cell>
          <table:table-cell table:style-name="ce6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6" table:formula="of:=[.F23]/1.068" office:value-type="float" office:value="248.475524475524">
            <text:p>248.4755</text:p>
          </table:table-cell>
          <table:table-cell table:style-name="ce11" table:formula="of:=((([.$C23]*[.$C$2])^2)-(([.$B23]*[.$C$2])^2))/(2*[.$I23])" office:value-type="float" office:value="265.37186013986">
            <text:p>265.3719</text:p>
          </table:table-cell>
          <table:table-cell table:style-name="ce6" table:formula="of:=[.H23]/1.068" office:value-type="float" office:value="1101.3986013986">
            <text:p>1101.3986</text:p>
          </table:table-cell>
          <table:table-cell table:style-name="ce11" table:formula="of:=((([.$D23]*[.$C$2])^2)-(([.$B23]*[.$C$2])^2))/(2*[.$I23])" office:value-type="float" office:value="1176.29370629371">
            <text:p>1176.2937</text:p>
          </table:table-cell>
          <table:table-cell table:style-name="ce6" table:formula="of:=[.I18]" office:value-type="float" office:value="-0.327981410655845">
            <text:p>-0.328</text:p>
          </table:table-cell>
          <table:table-cell table:style-name="ce6" table:formula="of:=[.K23]/[.$H$2]" office:value-type="float" office:value="11.8951048951049">
            <text:p>11.8951</text:p>
          </table:table-cell>
          <table:table-cell table:style-name="ce6" table:formula="of:=(([.$C23]*[.$C$2])-([.$B23]*[.$C$2]))/[.$I23]" office:value-type="float" office:value="10.1631776223776">
            <text:p>10.1632</text:p>
          </table:table-cell>
          <table:table-cell table:style-name="ce6" table:formula="of:=[.M23]/[.$H$2]" office:value-type="float" office:value="99.1258741258742">
            <text:p>99.1259</text:p>
          </table:table-cell>
          <table:table-cell table:style-name="ce6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6" table:formula="of:=[.F24]/1.068" office:value-type="float" office:value="-0">
            <text:p>0</text:p>
          </table:table-cell>
          <table:table-cell table:style-name="ce11" table:formula="of:=((([.$C24]*[.$C$2])^2)-(([.$B24]*[.$C$2])^2))/(2*[.$I24])" office:value-type="float" office:value="-0">
            <text:p>0</text:p>
          </table:table-cell>
          <table:table-cell table:style-name="ce6" table:formula="of:=[.H24]/1.068" office:value-type="float" office:value="1654.03636363636">
            <text:p>1654.0364</text:p>
          </table:table-cell>
          <table:table-cell table:style-name="ce11" table:formula="of:=((([.$D24]*[.$C$2])^2)-(([.$B24]*[.$C$2])^2))/(2*[.$I24])" office:value-type="float" office:value="1766.51083636364">
            <text:p>1766.5108</text:p>
          </table:table-cell>
          <table:table-cell table:style-name="ce6" table:formula="of:=[.I19]" office:value-type="float" office:value="-0.126146696406094">
            <text:p>-0.1261</text:p>
          </table:table-cell>
          <table:table-cell table:style-name="ce6" table:formula="of:=[.K24]/[.$H$2]" office:value-type="float" office:value="-0">
            <text:p>0</text:p>
          </table:table-cell>
          <table:table-cell table:style-name="ce6" table:formula="of:=(([.$C24]*[.$C$2])-([.$B24]*[.$C$2]))/[.$I24]" office:value-type="float" office:value="-0">
            <text:p>0</text:p>
          </table:table-cell>
          <table:table-cell table:style-name="ce6" table:formula="of:=[.M24]/[.$H$2]" office:value-type="float" office:value="195.872727272727">
            <text:p>195.8727</text:p>
          </table:table-cell>
          <table:table-cell table:style-name="ce6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864 Hz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style-name="ce3" table:number-columns-repeated="3"/>
          <table:table-cell table:style-name="ce12" table:number-columns-repeated="5"/>
          <table:table-cell table:style-name="ce3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6]/1.068" office:value-type="float" office:value="249.967741935484">
            <text:p>249.9677</text:p>
          </table:table-cell>
          <table:table-cell table:style-name="ce11" table:formula="of:=((([.$C26]*[.$C$2])^2)-(([.$B26]*[.$C$2])^2))/(2*[.$I26])" office:value-type="float" office:value="266.965548387097">
            <text:p>266.9655</text:p>
          </table:table-cell>
          <table:table-cell table:style-name="ce6" table:formula="of:=[.H26]/1.068" office:value-type="float" office:value="423.387096774194">
            <text:p>423.3871</text:p>
          </table:table-cell>
          <table:table-cell table:style-name="ce11" table:formula="of:=((([.$D26]*[.$C$2])^2)-(([.$B26]*[.$C$2])^2))/(2*[.$I26])" office:value-type="float" office:value="452.177419354839">
            <text:p>452.1774</text:p>
          </table:table-cell>
          <table:table-cell table:style-name="ce6" table:formula="of:=[.I21]" office:value-type="float" office:value="-0.853210382964856">
            <text:p>-0.8532</text:p>
          </table:table-cell>
          <table:table-cell table:style-name="ce6" table:formula="of:=[.K26]/[.$H$2]" office:value-type="float" office:value="13.7177419354839">
            <text:p>13.7177</text:p>
          </table:table-cell>
          <table:table-cell table:style-name="ce6" table:formula="of:=(([.$C26]*[.$C$2])-([.$B26]*[.$C$2]))/[.$I26]" office:value-type="float" office:value="11.7204387096774">
            <text:p>11.7204</text:p>
          </table:table-cell>
          <table:table-cell table:style-name="ce6" table:formula="of:=[.M26]/[.$H$2]" office:value-type="float" office:value="38.1048387096774">
            <text:p>38.1048</text:p>
          </table:table-cell>
          <table:table-cell table:style-name="ce6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7]/1.068" office:value-type="float" office:value="270.593406593407">
            <text:p>270.5934</text:p>
          </table:table-cell>
          <table:table-cell table:style-name="ce11" table:formula="of:=((([.$C27]*[.$C$2])^2)-(([.$B27]*[.$C$2])^2))/(2*[.$I27])" office:value-type="float" office:value="288.993758241758">
            <text:p>288.9938</text:p>
          </table:table-cell>
          <table:table-cell table:style-name="ce6" table:formula="of:=[.H27]/1.068" office:value-type="float" office:value="574.417582417583">
            <text:p>574.4176</text:p>
          </table:table-cell>
          <table:table-cell table:style-name="ce11" table:formula="of:=((([.$D27]*[.$C$2])^2)-(([.$B27]*[.$C$2])^2))/(2*[.$I27])" office:value-type="float" office:value="613.477978021978">
            <text:p>613.478</text:p>
          </table:table-cell>
          <table:table-cell table:style-name="ce6" table:formula="of:=[.I22]" office:value-type="float" office:value="-0.487002700670801">
            <text:p>-0.487</text:p>
          </table:table-cell>
          <table:table-cell table:style-name="ce6" table:formula="of:=[.K27]/[.$H$2]" office:value-type="float" office:value="16.021978021978">
            <text:p>16.022</text:p>
          </table:table-cell>
          <table:table-cell table:style-name="ce6" table:formula="of:=(([.$C27]*[.$C$2])-([.$B27]*[.$C$2]))/[.$I27]" office:value-type="float" office:value="13.689178021978">
            <text:p>13.6892</text:p>
          </table:table-cell>
          <table:table-cell table:style-name="ce6" table:formula="of:=[.M27]/[.$H$2]" office:value-type="float" office:value="58.7472527472528">
            <text:p>58.7473</text:p>
          </table:table-cell>
          <table:table-cell table:style-name="ce6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8]/1.068" office:value-type="float" office:value="401.79020979021">
            <text:p>401.7902</text:p>
          </table:table-cell>
          <table:table-cell table:style-name="ce11" table:formula="of:=((([.$C28]*[.$C$2])^2)-(([.$B28]*[.$C$2])^2))/(2*[.$I28])" office:value-type="float" office:value="429.111944055944">
            <text:p>429.1119</text:p>
          </table:table-cell>
          <table:table-cell table:style-name="ce6" table:formula="of:=[.H28]/1.068" office:value-type="float" office:value="852.923076923077">
            <text:p>852.9231</text:p>
          </table:table-cell>
          <table:table-cell table:style-name="ce11" table:formula="of:=((([.$D28]*[.$C$2])^2)-(([.$B28]*[.$C$2])^2))/(2*[.$I28])" office:value-type="float" office:value="910.921846153846">
            <text:p>910.9218</text:p>
          </table:table-cell>
          <table:table-cell table:style-name="ce6" table:formula="of:=[.I23]" office:value-type="float" office:value="-0.327981410655845">
            <text:p>-0.328</text:p>
          </table:table-cell>
          <table:table-cell table:style-name="ce6" table:formula="of:=[.K28]/[.$H$2]" office:value-type="float" office:value="23.7902097902098">
            <text:p>23.7902</text:p>
          </table:table-cell>
          <table:table-cell table:style-name="ce6" table:formula="of:=(([.$C28]*[.$C$2])-([.$B28]*[.$C$2]))/[.$I28]" office:value-type="float" office:value="20.3263552447553">
            <text:p>20.3264</text:p>
          </table:table-cell>
          <table:table-cell table:style-name="ce6" table:formula="of:=[.M28]/[.$H$2]" office:value-type="float" office:value="87.2307692307692">
            <text:p>87.2308</text:p>
          </table:table-cell>
          <table:table-cell table:style-name="ce6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6" table:formula="of:=[.F29]/1.068" office:value-type="float" office:value="481.090909090909">
            <text:p>481.0909</text:p>
          </table:table-cell>
          <table:table-cell table:style-name="ce11" table:formula="of:=((([.$C29]*[.$C$2])^2)-(([.$B29]*[.$C$2])^2))/(2*[.$I29])" office:value-type="float" office:value="513.805090909091">
            <text:p>513.8051</text:p>
          </table:table-cell>
          <table:table-cell table:style-name="ce6" table:formula="of:=[.H29]/1.068" office:value-type="float" office:value="1654.03636363636">
            <text:p>1654.0364</text:p>
          </table:table-cell>
          <table:table-cell table:style-name="ce11" table:formula="of:=((([.$D29]*[.$C$2])^2)-(([.$B29]*[.$C$2])^2))/(2*[.$I29])" office:value-type="float" office:value="1766.51083636364">
            <text:p>1766.5108</text:p>
          </table:table-cell>
          <table:table-cell table:style-name="ce6" table:formula="of:=[.I24]" office:value-type="float" office:value="-0.126146696406094">
            <text:p>-0.1261</text:p>
          </table:table-cell>
          <table:table-cell table:style-name="ce6" table:formula="of:=[.K29]/[.$H$2]" office:value-type="float" office:value="30.9272727272727">
            <text:p>30.9273</text:p>
          </table:table-cell>
          <table:table-cell table:style-name="ce6" table:formula="of:=(([.$C29]*[.$C$2])-([.$B29]*[.$C$2]))/[.$I29]" office:value-type="float" office:value="26.4242618181818">
            <text:p>26.4243</text:p>
          </table:table-cell>
          <table:table-cell table:style-name="ce6" table:formula="of:=[.M29]/[.$H$2]" office:value-type="float" office:value="195.872727272727">
            <text:p>195.8727</text:p>
          </table:table-cell>
          <table:table-cell table:style-name="ce6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>
            <text:p>Stop</text:p>
          </table:table-cell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2]*1.068" office:value-type="float" office:value="1204.704">
            <text:p>1204.704</text:p>
          </table:table-cell>
          <table:table-cell table:style-name="ce6" table:formula="of:=[.H32]/1.068" office:value-type="float" office:value="1128">
            <text:p>1128</text:p>
          </table:table-cell>
          <table:table-cell table:style-name="ce11" table:formula="of:=((([.$D32]*[.$C$2])^2)-(([.$B32]*[.$C$2])^2))/(2*[.$I32])" office:value-type="float" office:value="1204.704">
            <text:p>1204.704</text:p>
          </table:table-cell>
          <table:table-cell table:style-name="ce6" table:formula="of:=((([.$C32]*[.$C$2])^2)-(([.$B32]*[.$C$2])^2))/(2*[.F32])" office:value-type="float" office:value="-0.819831527900342">
            <text:p>-0.8198</text:p>
          </table:table-cell>
          <table:table-cell table:style-name="ce6" table:formula="of:=[.K32]/[.$H$2]" office:value-type="float" office:value="63.45">
            <text:p>63.45</text:p>
          </table:table-cell>
          <table:table-cell table:style-name="ce6" table:formula="of:=(([.$C32]*[.$C$2])-([.$B32]*[.$C$2]))/[.$I32]" office:value-type="float" office:value="54.21168">
            <text:p>54.2117</text:p>
          </table:table-cell>
          <table:table-cell table:style-name="ce6" table:formula="of:=[.M32]/[.$H$2]" office:value-type="float" office:value="63.45">
            <text:p>63.45</text:p>
          </table:table-cell>
          <table:table-cell table:style-name="ce6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2]" office:value-type="float" office:value="1128">
            <text:p>1128</text:p>
          </table:table-cell>
          <table:table-cell table:style-name="ce6" table:formula="of:=[.E33]*1.068" office:value-type="float" office:value="1204.704">
            <text:p>1204.704</text:p>
          </table:table-cell>
          <table:table-cell table:style-name="ce6" table:formula="of:=[.H33]/1.068" office:value-type="float" office:value="1128">
            <text:p>1128</text:p>
          </table:table-cell>
          <table:table-cell table:style-name="ce11" table:formula="of:=((([.$D33]*[.$C$2])^2)-(([.$B33]*[.$C$2])^2))/(2*[.$I33])" office:value-type="float" office:value="1204.704">
            <text:p>1204.704</text:p>
          </table:table-cell>
          <table:table-cell table:style-name="ce6" table:formula="of:=((([.$C33]*[.$C$2])^2)-(([.$B33]*[.$C$2])^2))/(2*[.F33])" office:value-type="float" office:value="-0.492411311445143">
            <text:p>-0.4924</text:p>
          </table:table-cell>
          <table:table-cell table:style-name="ce6" table:formula="of:=[.K33]/[.$H$2]" office:value-type="float" office:value="81.8709677419355">
            <text:p>81.871</text:p>
          </table:table-cell>
          <table:table-cell table:style-name="ce6" table:formula="of:=(([.$C33]*[.$C$2])-([.$B33]*[.$C$2]))/[.$I33]" office:value-type="float" office:value="69.9505548387097">
            <text:p>69.9506</text:p>
          </table:table-cell>
          <table:table-cell table:style-name="ce6" table:formula="of:=[.M33]/[.$H$2]" office:value-type="float" office:value="81.8709677419355">
            <text:p>81.871</text:p>
          </table:table-cell>
          <table:table-cell table:style-name="ce6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3]" office:value-type="float" office:value="1128">
            <text:p>1128</text:p>
          </table:table-cell>
          <table:table-cell table:style-name="ce6" table:formula="of:=[.E34]*1.068" office:value-type="float" office:value="1204.704">
            <text:p>1204.704</text:p>
          </table:table-cell>
          <table:table-cell table:style-name="ce6" table:formula="of:=[.H34]/1.068" office:value-type="float" office:value="1128">
            <text:p>1128</text:p>
          </table:table-cell>
          <table:table-cell table:style-name="ce11" table:formula="of:=((([.$D34]*[.$C$2])^2)-(([.$B34]*[.$C$2])^2))/(2*[.$I34])" office:value-type="float" office:value="1204.704">
            <text:p>1204.704</text:p>
          </table:table-cell>
          <table:table-cell table:style-name="ce6" table:formula="of:=((([.$C34]*[.$C$2])^2)-(([.$B34]*[.$C$2])^2))/(2*[.F34])" office:value-type="float" office:value="-0.320246690586071">
            <text:p>-0.3202</text:p>
          </table:table-cell>
          <table:table-cell table:style-name="ce6" table:formula="of:=[.K34]/[.$H$2]" office:value-type="float" office:value="101.52">
            <text:p>101.52</text:p>
          </table:table-cell>
          <table:table-cell table:style-name="ce6" table:formula="of:=(([.$C34]*[.$C$2])-([.$B34]*[.$C$2]))/[.$I34]" office:value-type="float" office:value="86.738688">
            <text:p>86.7387</text:p>
          </table:table-cell>
          <table:table-cell table:style-name="ce6" table:formula="of:=[.M34]/[.$H$2]" office:value-type="float" office:value="101.52">
            <text:p>101.52</text:p>
          </table:table-cell>
          <table:table-cell table:style-name="ce6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4]" office:value-type="float" office:value="1128">
            <text:p>1128</text:p>
          </table:table-cell>
          <table:table-cell table:style-name="ce6" table:formula="of:=[.E35]*1.068" office:value-type="float" office:value="1204.704">
            <text:p>1204.704</text:p>
          </table:table-cell>
          <table:table-cell table:style-name="ce6" table:formula="of:=[.H35]/1.068" office:value-type="float" office:value="1128">
            <text:p>1128</text:p>
          </table:table-cell>
          <table:table-cell table:style-name="ce11" table:formula="of:=((([.$D35]*[.$C$2])^2)-(([.$B35]*[.$C$2])^2))/(2*[.$I35])" office:value-type="float" office:value="1204.704">
            <text:p>1204.704</text:p>
          </table:table-cell>
          <table:table-cell table:style-name="ce6" table:formula="of:=((([.$C35]*[.$C$2])^2)-(([.$B35]*[.$C$2])^2))/(2*[.F35])" office:value-type="float" office:value="-0.184974488482515">
            <text:p>-0.185</text:p>
          </table:table-cell>
          <table:table-cell table:style-name="ce6" table:formula="of:=[.K35]/[.$H$2]" office:value-type="float" office:value="133.578947368421">
            <text:p>133.5789</text:p>
          </table:table-cell>
          <table:table-cell table:style-name="ce6" table:formula="of:=(([.$C35]*[.$C$2])-([.$B35]*[.$C$2]))/[.$I35]" office:value-type="float" office:value="114.129852631579">
            <text:p>114.1299</text:p>
          </table:table-cell>
          <table:table-cell table:style-name="ce6" table:formula="of:=[.M35]/[.$H$2]" office:value-type="float" office:value="133.578947368421">
            <text:p>133.5789</text:p>
          </table:table-cell>
          <table:table-cell table:style-name="ce6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3" table:formula="of:=[.$B$5]" office:value-type="string" office:string-value="u">
            <text:p>u</text:p>
          </table:table-cell>
          <table:table-cell table:style-name="ce3" table:formula="of:=[.$C$5]" office:value-type="string" office:string-value="v1">
            <text:p>v1</text:p>
          </table:table-cell>
          <table:table-cell table:style-name="ce3" table:formula="of:=[.$D$5]" office:value-type="string" office:string-value="v0">
            <text:p>v0</text:p>
          </table:table-cell>
          <table:table-cell table:style-name="ce3" table:formula="of:=[.$E$5]" office:value-type="string" office:string-value="s1_qe">
            <text:p>s1_qe</text:p>
          </table:table-cell>
          <table:table-cell table:style-name="ce3" table:formula="of:=[.$F$5]" office:value-type="string" office:string-value="s1">
            <text:p>s1</text:p>
          </table:table-cell>
          <table:table-cell table:style-name="ce3" table:formula="of:=[.$G$5]" office:value-type="string" office:string-value="s0_qe">
            <text:p>s0_qe</text:p>
          </table:table-cell>
          <table:table-cell table:style-name="ce3" table:formula="of:=[.$H$5]" office:value-type="string" office:string-value="s0">
            <text:p>s0</text:p>
          </table:table-cell>
          <table:table-cell table:style-name="ce3" table:formula="of:=[.$I$5]" office:value-type="string" office:string-value="a">
            <text:p>a</text:p>
          </table:table-cell>
          <table:table-cell table:style-name="ce3" table:formula="of:=[.$J$5]" office:value-type="string" office:string-value="t1_qe">
            <text:p>t1_qe</text:p>
          </table:table-cell>
          <table:table-cell table:style-name="ce3" table:formula="of:=[.$K$5]" office:value-type="string" office:string-value="t1">
            <text:p>t1</text:p>
          </table:table-cell>
          <table:table-cell table:style-name="ce3" table:formula="of:=[.$L$5]" office:value-type="string" office:string-value="t0_qe">
            <text:p>t0_qe</text:p>
          </table:table-cell>
          <table:table-cell table:style-name="ce3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37]*1.068" office:value-type="float" office:value="1204.704">
            <text:p>1204.704</text:p>
          </table:table-cell>
          <table:table-cell table:style-name="ce6" table:formula="of:=[.H37]/1.068" office:value-type="float" office:value="1128">
            <text:p>1128</text:p>
          </table:table-cell>
          <table:table-cell table:style-name="ce11" table:formula="of:=((([.$D37]*[.$C$2])^2)-(([.$B37]*[.$C$2])^2))/(2*[.$I37])" office:value-type="float" office:value="1204.704">
            <text:p>1204.704</text:p>
          </table:table-cell>
          <table:table-cell table:style-name="ce6" table:formula="of:=((([.$C37]*[.$C$2])^2)-(([.$B37]*[.$C$2])^2))/(2*[.F37])" office:value-type="float" office:value="-0.320246690586071">
            <text:p>-0.3202</text:p>
          </table:table-cell>
          <table:table-cell table:style-name="ce6" table:formula="of:=[.K37]/[.$H$2]" office:value-type="float" office:value="101.52">
            <text:p>101.52</text:p>
          </table:table-cell>
          <table:table-cell table:style-name="ce6" table:formula="of:=(([.$C37]*[.$C$2])-([.$B37]*[.$C$2]))/[.$I37]" office:value-type="float" office:value="86.738688">
            <text:p>86.7387</text:p>
          </table:table-cell>
          <table:table-cell table:style-name="ce6" table:formula="of:=[.M37]/[.$H$2]" office:value-type="float" office:value="101.52">
            <text:p>101.52</text:p>
          </table:table-cell>
          <table:table-cell table:style-name="ce6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6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7]" office:value-type="float" office:value="1128">
            <text:p>1128</text:p>
          </table:table-cell>
          <table:table-cell table:style-name="ce6" table:formula="of:=[.E38]*1.068" office:value-type="float" office:value="1204.704">
            <text:p>1204.704</text:p>
          </table:table-cell>
          <table:table-cell table:style-name="ce6" table:formula="of:=[.H38]/1.068" office:value-type="float" office:value="1128">
            <text:p>1128</text:p>
          </table:table-cell>
          <table:table-cell table:style-name="ce11" table:formula="of:=((([.$D38]*[.$C$2])^2)-(([.$B38]*[.$C$2])^2))/(2*[.$I38])" office:value-type="float" office:value="1204.704">
            <text:p>1204.704</text:p>
          </table:table-cell>
          <table:table-cell table:style-name="ce6" table:formula="of:=((([.$C38]*[.$C$2])^2)-(([.$B38]*[.$C$2])^2))/(2*[.F38])" office:value-type="float" office:value="-0.247999037189854">
            <text:p>-0.248</text:p>
          </table:table-cell>
          <table:table-cell table:style-name="ce6" table:formula="of:=[.K38]/[.$H$2]" office:value-type="float" office:value="115.363636363636">
            <text:p>115.3636</text:p>
          </table:table-cell>
          <table:table-cell table:style-name="ce6" table:formula="of:=(([.$C38]*[.$C$2])-([.$B38]*[.$C$2]))/[.$I38]" office:value-type="float" office:value="98.5666909090909">
            <text:p>98.5667</text:p>
          </table:table-cell>
          <table:table-cell table:style-name="ce6" table:formula="of:=[.M38]/[.$H$2]" office:value-type="float" office:value="115.363636363636">
            <text:p>115.3636</text:p>
          </table:table-cell>
          <table:table-cell table:style-name="ce6" table:formula="of:=(([.$D38]*[.$C$2])-([.$B38]*[.$C$2]))/[.$I38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8]" office:value-type="float" office:value="1128">
            <text:p>1128</text:p>
          </table:table-cell>
          <table:table-cell table:style-name="ce6" table:formula="of:=[.E39]*1.068" office:value-type="float" office:value="1204.704">
            <text:p>1204.704</text:p>
          </table:table-cell>
          <table:table-cell table:style-name="ce6" table:formula="of:=[.H39]/1.068" office:value-type="float" office:value="1128">
            <text:p>1128</text:p>
          </table:table-cell>
          <table:table-cell table:style-name="ce11" table:formula="of:=((([.$D39]*[.$C$2])^2)-(([.$B39]*[.$C$2])^2))/(2*[.$I39])" office:value-type="float" office:value="1204.704">
            <text:p>1204.704</text:p>
          </table:table-cell>
          <table:table-cell table:style-name="ce6" table:formula="of:=((([.$C39]*[.$C$2])^2)-(([.$B39]*[.$C$2])^2))/(2*[.F39])" office:value-type="float" office:value="-0.247999037189854">
            <text:p>-0.248</text:p>
          </table:table-cell>
          <table:table-cell table:style-name="ce6" table:formula="of:=[.K39]/[.$H$2]" office:value-type="float" office:value="115.363636363636">
            <text:p>115.3636</text:p>
          </table:table-cell>
          <table:table-cell table:style-name="ce6" table:formula="of:=(([.$C39]*[.$C$2])-([.$B39]*[.$C$2]))/[.$I39]" office:value-type="float" office:value="98.5666909090909">
            <text:p>98.5667</text:p>
          </table:table-cell>
          <table:table-cell table:style-name="ce6" table:formula="of:=[.M39]/[.$H$2]" office:value-type="float" office:value="115.363636363636">
            <text:p>115.3636</text:p>
          </table:table-cell>
          <table:table-cell table:style-name="ce6" table:formula="of:=(([.$D39]*[.$C$2])-([.$B39]*[.$C$2]))/[.$I39]" office:value-type="float" office:value="98.5666909090909">
            <text:p>98.5667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table:formula="of:=[.E39]" office:value-type="float" office:value="1128">
            <text:p>1128</text:p>
          </table:table-cell>
          <table:table-cell table:style-name="ce6" table:formula="of:=[.E40]*1.068" office:value-type="float" office:value="1204.704">
            <text:p>1204.704</text:p>
          </table:table-cell>
          <table:table-cell table:style-name="ce6" table:formula="of:=[.H40]/1.068" office:value-type="float" office:value="1128">
            <text:p>1128</text:p>
          </table:table-cell>
          <table:table-cell table:style-name="ce11" table:formula="of:=((([.$D40]*[.$C$2])^2)-(([.$B40]*[.$C$2])^2))/(2*[.$I40])" office:value-type="float" office:value="1204.704">
            <text:p>1204.704</text:p>
          </table:table-cell>
          <table:table-cell table:style-name="ce6" table:formula="of:=((([.$C40]*[.$C$2])^2)-(([.$B40]*[.$C$2])^2))/(2*[.F40])" office:value-type="float" office:value="-0.184974488482515">
            <text:p>-0.185</text:p>
          </table:table-cell>
          <table:table-cell table:style-name="ce6" table:formula="of:=[.K40]/[.$H$2]" office:value-type="float" office:value="133.578947368421">
            <text:p>133.5789</text:p>
          </table:table-cell>
          <table:table-cell table:style-name="ce6" table:formula="of:=(([.$C40]*[.$C$2])-([.$B40]*[.$C$2]))/[.$I40]" office:value-type="float" office:value="114.129852631579">
            <text:p>114.1299</text:p>
          </table:table-cell>
          <table:table-cell table:style-name="ce6" table:formula="of:=[.M40]/[.$H$2]" office:value-type="float" office:value="133.578947368421">
            <text:p>133.5789</text:p>
          </table:table-cell>
          <table:table-cell table:style-name="ce6" table:formula="of:=(([.$D40]*[.$C$2])-([.$B40]*[.$C$2]))/[.$I40]" office:value-type="float" office:value="114.129852631579">
            <text:p>114.1299</text:p>
          </table:table-cell>
          <table:table-cell/>
          <table:table-cell table:style-name="ce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42]*1.068" office:value-type="float" office:value="1204.704">
            <text:p>1204.704</text:p>
          </table:table-cell>
          <table:table-cell table:style-name="ce6" table:formula="of:=[.H42]/1.068" office:value-type="float" office:value="613.025566106647">
            <text:p>613.0256</text:p>
          </table:table-cell>
          <table:table-cell table:style-name="ce11" table:formula="of:=((([.$D42]*[.$C$2])^2)-(([.$B42]*[.$C$2])^2))/(2*[.$I42])" office:value-type="float" office:value="654.711304601899">
            <text:p>654.7113</text:p>
          </table:table-cell>
          <table:table-cell table:style-name="ce6" table:formula="of:=((([.$C42]*[.$C$2])^2)-(([.$B42]*[.$C$2])^2))/(2*[.F42])" office:value-type="float" office:value="-0.701468351059731">
            <text:p>-0.7015</text:p>
          </table:table-cell>
          <table:table-cell table:style-name="ce6" table:formula="of:=[.K42]/[.$H$2]" office:value-type="float" office:value="68.5945945945946">
            <text:p>68.5946</text:p>
          </table:table-cell>
          <table:table-cell table:style-name="ce6" table:formula="of:=(([.$C42]*[.$C$2])-([.$B42]*[.$C$2]))/[.$I42]" office:value-type="float" office:value="58.6072216216216">
            <text:p>58.6072</text:p>
          </table:table-cell>
          <table:table-cell table:style-name="ce6" table:formula="of:=[.M42]/[.$H$2]" office:value-type="float" office:value="22.2468955441928">
            <text:p>22.2469</text:p>
          </table:table-cell>
          <table:table-cell table:style-name="ce6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6" office:value-type="float" office:value="1128">
            <text:p>1128</text:p>
          </table:table-cell>
          <table:table-cell table:style-name="ce6" table:formula="of:=[.E43]*1.068" office:value-type="float" office:value="1204.704">
            <text:p>1204.704</text:p>
          </table:table-cell>
          <table:table-cell table:style-name="ce6" table:formula="of:=[.H43]/1.068" office:value-type="float" office:value="660.483870967742">
            <text:p>660.4839</text:p>
          </table:table-cell>
          <table:table-cell table:style-name="ce11" table:formula="of:=((([.$D43]*[.$C$2])^2)-(([.$B43]*[.$C$2])^2))/(2*[.$I43])" office:value-type="float" office:value="705.396774193548">
            <text:p>705.3968</text:p>
          </table:table-cell>
          <table:table-cell table:style-name="ce6" table:formula="of:=[.I6]" office:value-type="float" office:value="-0.853210382964856">
            <text:p>-0.8532</text:p>
          </table:table-cell>
          <table:table-cell table:style-name="ce6" table:formula="of:=[.K43]/[.$H$2]" office:value-type="float" office:value="60.9677419354839">
            <text:p>60.9677</text:p>
          </table:table-cell>
          <table:table-cell table:style-name="ce6" table:formula="of:=(([.$C43]*[.$C$2])-([.$B43]*[.$C$2]))/[.$I43]" office:value-type="float" office:value="52.0908387096774">
            <text:p>52.0908</text:p>
          </table:table-cell>
          <table:table-cell table:style-name="ce6" table:formula="of:=[.M43]/[.$H$2]" office:value-type="float" office:value="22.8629032258064">
            <text:p>22.8629</text:p>
          </table:table-cell>
          <table:table-cell table:style-name="ce6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" office:value-type="float" office:value="1128">
            <text:p>1128</text:p>
          </table:table-cell>
          <table:table-cell table:style-name="ce6" table:formula="of:=[.E45]*1.068" office:value-type="float" office:value="1204.704">
            <text:p>1204.704</text:p>
          </table:table-cell>
          <table:table-cell table:style-name="ce6" table:formula="of:=[.H45]/1.068" office:value-type="float" office:value="1504">
            <text:p>1504</text:p>
          </table:table-cell>
          <table:table-cell table:style-name="ce11" table:formula="of:=((([.$D45]*[.$C$2])^2)-(([.$B45]*[.$C$2])^2))/(2*[.$I45])" office:value-type="float" office:value="1606.272">
            <text:p>1606.272</text:p>
          </table:table-cell>
          <table:table-cell table:style-name="ce6" table:formula="of:=((([.$C45]*[.$C$2])^2)-(([.$B45]*[.$C$2])^2))/(2*[.F45])" office:value-type="float" office:value="-0.960740071758214">
            <text:p>-0.9607</text:p>
          </table:table-cell>
          <table:table-cell table:style-name="ce6" table:formula="of:=[.K45]/[.$H$2]" office:value-type="float" office:value="33.84">
            <text:p>33.84</text:p>
          </table:table-cell>
          <table:table-cell table:style-name="ce6" table:formula="of:=(([.$C45]*[.$C$2])-([.$B45]*[.$C$2]))/[.$I45]" office:value-type="float" office:value="28.912896">
            <text:p>28.9129</text:p>
          </table:table-cell>
          <table:table-cell table:style-name="ce6" table:formula="of:=[.M45]/[.$H$2]" office:value-type="float" office:value="67.68">
            <text:p>67.68</text:p>
          </table:table-cell>
          <table:table-cell table:style-name="ce6" table:formula="of:=(([.$D45]*[.$C$2])-([.$B45]*[.$C$2]))/[.$I45]" office:value-type="float" office:value="57.825792">
            <text:p>57.825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46]/1.068" office:value-type="float" office:value="376">
            <text:p>376</text:p>
          </table:table-cell>
          <table:table-cell table:style-name="ce11" table:formula="of:=((([.$C46]*[.$C$2])^2)-(([.$B46]*[.$C$2])^2))/(2*[.$I46])" office:value-type="float" office:value="401.568">
            <text:p>401.568</text:p>
          </table:table-cell>
          <table:table-cell table:style-name="ce6" table:formula="of:=[.H46]/1.068" office:value-type="float" office:value="376">
            <text:p>376</text:p>
          </table:table-cell>
          <table:table-cell table:style-name="ce11" table:formula="of:=((([.$D46]*[.$C$2])^2)-(([.$B46]*[.$C$2])^2))/(2*[.$I46])" office:value-type="float" office:value="401.568">
            <text:p>401.568</text:p>
          </table:table-cell>
          <table:table-cell table:style-name="ce6" table:formula="of:=[.I45]" office:value-type="float" office:value="-0.960740071758214">
            <text:p>-0.9607</text:p>
          </table:table-cell>
          <table:table-cell table:style-name="ce6" table:formula="of:=[.K46]/[.$H$2]" office:value-type="float" office:value="33.84">
            <text:p>33.84</text:p>
          </table:table-cell>
          <table:table-cell table:style-name="ce6" table:formula="of:=(([.$C46]*[.$C$2])-([.$B46]*[.$C$2]))/[.$I46]" office:value-type="float" office:value="28.912896">
            <text:p>28.9129</text:p>
          </table:table-cell>
          <table:table-cell table:style-name="ce6" table:formula="of:=[.M46]/[.$H$2]" office:value-type="float" office:value="33.84">
            <text:p>33.84</text:p>
          </table:table-cell>
          <table:table-cell table:style-name="ce6" table:formula="of:=(([.$D46]*[.$C$2])-([.$B46]*[.$C$2]))/[.$I46]" office:value-type="float" office:value="28.912896">
            <text:p>28.912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6" office:value-type="float" office:value="2600">
            <text:p>2600</text:p>
          </table:table-cell>
          <table:table-cell table:style-name="ce6" table:formula="of:=[.E49]*1.068" office:value-type="float" office:value="2776.8">
            <text:p>2776.8</text:p>
          </table:table-cell>
          <table:table-cell table:style-name="ce6" table:formula="of:=[.H49]/1.068" office:value-type="float" office:value="2600">
            <text:p>2600</text:p>
          </table:table-cell>
          <table:table-cell table:style-name="ce11" table:formula="of:=((([.$D49]*[.$C$2])^2)-(([.$B49]*[.$C$2])^2))/(2*[.$I49])" office:value-type="float" office:value="2776.8">
            <text:p>2776.8</text:p>
          </table:table-cell>
          <table:table-cell table:style-name="ce6" table:formula="of:=((([.$C49]*[.$C$2])^2)-(([.$B49]*[.$C$2])^2))/(2*[.F49])" office:value-type="float" office:value="-0.555751179970905">
            <text:p>-0.5558</text:p>
          </table:table-cell>
          <table:table-cell table:style-name="ce6" table:formula="of:=[.K49]/[.$H$2]" office:value-type="float" office:value="117">
            <text:p>117</text:p>
          </table:table-cell>
          <table:table-cell table:style-name="ce6" table:formula="of:=(([.$C49]*[.$C$2])-([.$B49]*[.$C$2]))/[.$I49]" office:value-type="float" office:value="99.9648">
            <text:p>99.9648</text:p>
          </table:table-cell>
          <table:table-cell table:style-name="ce6" table:formula="of:=[.M49]/[.$H$2]" office:value-type="float" office:value="117">
            <text:p>117</text:p>
          </table:table-cell>
          <table:table-cell table:style-name="ce6" table:formula="of:=(([.$D49]*[.$C$2])-([.$B49]*[.$C$2]))/[.$I49]" office:value-type="float" office:value="99.9648">
            <text:p>99.964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0]*[.$C$2])^2+2*[.I50]*[.E50])/[.$C$2]" office:value-type="float" office:value="188.887476621787">
            <text:p>188.8874766218</text:p>
          </table:table-cell>
          <table:table-cell office:value-type="float" office:value="0">
            <text:p>0</text:p>
          </table:table-cell>
          <table:table-cell table:style-name="ce6" office:value-type="float" office:value="300">
            <text:p>300</text:p>
          </table:table-cell>
          <table:table-cell table:style-name="ce6" table:formula="of:=[.E50]*1.068" office:value-type="float" office:value="320.4">
            <text:p>320.4</text:p>
          </table:table-cell>
          <table:table-cell table:style-name="ce6" table:formula="of:=[.H50]/1.068" office:value-type="float" office:value="2600">
            <text:p>2600</text:p>
          </table:table-cell>
          <table:table-cell table:style-name="ce11" table:formula="of:=((([.$D50]*[.$C$2])^2)-(([.$B50]*[.$C$2])^2))/(2*[.$I50])" office:value-type="float" office:value="2776.8">
            <text:p>2776.8</text:p>
          </table:table-cell>
          <table:table-cell table:style-name="ce6" table:formula="of:=[.I49]" office:value-type="float" office:value="-0.555751179970905">
            <text:p>-0.5558</text:p>
          </table:table-cell>
          <table:table-cell table:style-name="ce6" table:formula="of:=[.K50]/[.$H$2]" office:value-type="float" office:value="6.50082617625443">
            <text:p>6.5008</text:p>
          </table:table-cell>
          <table:table-cell table:style-name="ce6" table:formula="of:=(([.$C50]*[.$C$2])-([.$B50]*[.$C$2]))/[.$I50]" office:value-type="float" office:value="5.55430588499179">
            <text:p>5.5543</text:p>
          </table:table-cell>
          <table:table-cell table:style-name="ce6" table:formula="of:=[.M50]/[.$H$2]" office:value-type="float" office:value="117">
            <text:p>117</text:p>
          </table:table-cell>
          <table:table-cell table:style-name="ce6" table:formula="of:=(([.$D50]*[.$C$2])-([.$B50]*[.$C$2]))/[.$I50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SQRT(([.B51]*[.$C$2])^2+2*[.I51]*[.E51])/[.$C$2]" office:value-type="float" office:value="152.988099819096">
            <text:p>152.9880998191</text:p>
          </table:table-cell>
          <table:table-cell office:value-type="float" office:value="0">
            <text:p>0</text:p>
          </table:table-cell>
          <table:table-cell table:style-name="ce6" office:value-type="float" office:value="1152">
            <text:p>1152</text:p>
          </table:table-cell>
          <table:table-cell table:style-name="ce6" table:formula="of:=[.E51]*1.068" office:value-type="float" office:value="1230.336">
            <text:p>1230.336</text:p>
          </table:table-cell>
          <table:table-cell table:style-name="ce6" table:formula="of:=[.H51]/1.068" office:value-type="float" office:value="2600">
            <text:p>2600</text:p>
          </table:table-cell>
          <table:table-cell table:style-name="ce11" table:formula="of:=((([.$D51]*[.$C$2])^2)-(([.$B51]*[.$C$2])^2))/(2*[.$I51])" office:value-type="float" office:value="2776.8">
            <text:p>2776.8</text:p>
          </table:table-cell>
          <table:table-cell table:style-name="ce6" table:formula="of:=[.I50]" office:value-type="float" office:value="-0.555751179970905">
            <text:p>-0.5558</text:p>
          </table:table-cell>
          <table:table-cell table:style-name="ce6" table:formula="of:=[.K51]/[.$H$2]" office:value-type="float" office:value="27.5019616058291">
            <text:p>27.502</text:p>
          </table:table-cell>
          <table:table-cell table:style-name="ce6" table:formula="of:=(([.$C51]*[.$C$2])-([.$B51]*[.$C$2]))/[.$I51]" office:value-type="float" office:value="23.4976759960204">
            <text:p>23.4977</text:p>
          </table:table-cell>
          <table:table-cell table:style-name="ce6" table:formula="of:=[.M51]/[.$H$2]" office:value-type="float" office:value="117">
            <text:p>117</text:p>
          </table:table-cell>
          <table:table-cell table:style-name="ce6" table:formula="of:=(([.$D51]*[.$C$2])-([.$B51]*[.$C$2]))/[.$I51]" office:value-type="float" office:value="99.9648">
            <text:p>99.964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6" table:formula="of:=[.F53]/1.068" office:value-type="float" office:value="747.763202247191">
            <text:p>747.7632</text:p>
          </table:table-cell>
          <table:table-cell table:style-name="ce6" office:value-type="float" office:value="798.6111">
            <text:p>798.6111</text:p>
          </table:table-cell>
          <table:table-cell table:style-name="ce6" table:formula="of:=[.H53]/1.068" office:value-type="float" office:value="1017.89265905899">
            <text:p>1017.8927</text:p>
          </table:table-cell>
          <table:table-cell table:style-name="ce11" table:formula="of:=((([.$D53]*[.$C$2])^2)-(([.$B53]*[.$C$2])^2))/(2*[.$I53])" office:value-type="float" office:value="1087.109359875">
            <text:p>1087.1094</text:p>
          </table:table-cell>
          <table:table-cell table:style-name="ce6" table:formula="of:=((([.$C53]*[.$C$2])^2)-(([.$B53]*[.$C$2])^2))/(2*[.F53])" office:value-type="float" office:value="-0.966183588321782">
            <text:p>-0.9662</text:p>
          </table:table-cell>
          <table:table-cell table:style-name="ce6" table:formula="of:=[.K53]/[.$H$2]" office:value-type="float" office:value="26.9194752808989">
            <text:p>26.9195</text:p>
          </table:table-cell>
          <table:table-cell table:style-name="ce6" table:formula="of:=(([.$C53]*[.$C$2])-([.$B53]*[.$C$2]))/[.$I53]" office:value-type="float" office:value="22.99999968">
            <text:p>23</text:p>
          </table:table-cell>
          <table:table-cell table:style-name="ce6" table:formula="of:=[.M53]/[.$H$2]" office:value-type="float" office:value="55.5214177668539">
            <text:p>55.5214</text:p>
          </table:table-cell>
          <table:table-cell table:style-name="ce6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6" table:formula="of:=[.F54]/1.068" office:value-type="float" office:value="735.486891385768">
            <text:p>735.4869</text:p>
          </table:table-cell>
          <table:table-cell table:style-name="ce6" office:value-type="float" office:value="785.5">
            <text:p>785.5</text:p>
          </table:table-cell>
          <table:table-cell table:style-name="ce6" table:formula="of:=[.H54]/1.068" office:value-type="float" office:value="1071.51353640118">
            <text:p>1071.5135</text:p>
          </table:table-cell>
          <table:table-cell table:style-name="ce11" table:formula="of:=((([.$D54]*[.$C$2])^2)-(([.$B54]*[.$C$2])^2))/(2*[.$I54])" office:value-type="float" office:value="1144.37645687646">
            <text:p>1144.3765</text:p>
          </table:table-cell>
          <table:table-cell table:style-name="ce6" table:formula="of:=((([.$C54]*[.$C$2])^2)-(([.$B54]*[.$C$2])^2))/(2*[.F54])" office:value-type="float" office:value="-0.52676403328854">
            <text:p>-0.5268</text:p>
          </table:table-cell>
          <table:table-cell table:style-name="ce6" table:formula="of:=[.K54]/[.$H$2]" office:value-type="float" office:value="33.9455488331893">
            <text:p>33.9455</text:p>
          </table:table-cell>
          <table:table-cell table:style-name="ce6" table:formula="of:=(([.$C54]*[.$C$2])-([.$B54]*[.$C$2]))/[.$I54]" office:value-type="float" office:value="29.0030769230769">
            <text:p>29.0031</text:p>
          </table:table-cell>
          <table:table-cell table:style-name="ce6" table:formula="of:=[.M54]/[.$H$2]" office:value-type="float" office:value="77.1489746208848">
            <text:p>77.149</text:p>
          </table:table-cell>
          <table:table-cell table:style-name="ce6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Vlocity 16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56]/1.068" office:value-type="float" office:value="747.763202247191">
            <text:p>747.7632</text:p>
          </table:table-cell>
          <table:table-cell table:style-name="ce6" office:value-type="float" office:value="798.6111">
            <text:p>798.6111</text:p>
          </table:table-cell>
          <table:table-cell table:style-name="ce6" table:formula="of:=[.H56]/1.068" office:value-type="float" office:value="973.442066812196">
            <text:p>973.4421</text:p>
          </table:table-cell>
          <table:table-cell table:style-name="ce11" table:formula="of:=((([.$D56]*[.$C$2])^2)-(([.$B56]*[.$C$2])^2))/(2*[.$I56])" office:value-type="float" office:value="1039.63612735543">
            <text:p>1039.6361</text:p>
          </table:table-cell>
          <table:table-cell table:style-name="ce6" office:value-type="float" office:value="-0.95">
            <text:p>-0.95</text:p>
          </table:table-cell>
          <table:table-cell table:style-name="ce6" table:formula="of:=[.K56]/[.$H$2]" office:value-type="float" office:value="54.756116258186">
            <text:p>54.7561</text:p>
          </table:table-cell>
          <table:table-cell table:style-name="ce6" table:formula="of:=(([.$C56]*[.$C$2])-([.$B56]*[.$C$2]))/[.$I56]" office:value-type="float" office:value="46.7836257309942">
            <text:p>46.7836</text:p>
          </table:table-cell>
          <table:table-cell table:style-name="ce6" table:formula="of:=[.M56]/[.$H$2]" office:value-type="float" office:value="54.756116258186">
            <text:p>54.7561</text:p>
          </table:table-cell>
          <table:table-cell table:style-name="ce6" table:formula="of:=(([.$D56]*[.$C$2])-([.$B56]*[.$C$2]))/[.$I56]" office:value-type="float" office:value="46.7836257309942">
            <text:p>46.78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style-name="ce6" table:formula="of:=[.F57]/1.068" office:value-type="float" office:value="0.936329588014981">
            <text:p>0.9363</text:p>
          </table:table-cell>
          <table:table-cell table:style-name="ce6" office:value-type="float" office:value="1">
            <text:p>1</text:p>
          </table:table-cell>
          <table:table-cell table:style-name="ce6" table:formula="of:=[.H57]/1.068" office:value-type="float" office:value="0.936329588014981">
            <text:p>0.9363</text:p>
          </table:table-cell>
          <table:table-cell table:style-name="ce11" table:formula="of:=((([.$D57]*[.$C$2])^2)-(([.$B57]*[.$C$2])^2))/(2*[.$I57])" office:value-type="float" office:value="1">
            <text:p>1</text:p>
          </table:table-cell>
          <table:table-cell table:style-name="ce6" table:formula="of:=((([.$C57]*[.$C$2])^2)-(([.$B57]*[.$C$2])^2))/(2*[.F57])" office:value-type="float" office:value="-510.223765432099">
            <text:p>-510.2238</text:p>
          </table:table-cell>
          <table:table-cell table:style-name="ce6" table:formula="of:=[.K57]/[.$H$2]" office:value-type="float" office:value="0.0732779677576942">
            <text:p>0.0733</text:p>
          </table:table-cell>
          <table:table-cell table:style-name="ce6" table:formula="of:=(([.$C57]*[.$C$2])-([.$B57]*[.$C$2]))/[.$I57]" office:value-type="float" office:value="0.0626086956521739">
            <text:p>0.0626</text:p>
          </table:table-cell>
          <table:table-cell table:style-name="ce6" table:formula="of:=[.M57]/[.$H$2]" office:value-type="float" office:value="0.0732779677576942">
            <text:p>0.0733</text:p>
          </table:table-cell>
          <table:table-cell table:style-name="ce6" table:formula="of:=(([.$D57]*[.$C$2])-([.$B57]*[.$C$2]))/[.$I57]" office:value-type="float" office:value="0.0626086956521739">
            <text:p>0.06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6" office:value-type="float" office:value="500">
            <text:p>500</text:p>
          </table:table-cell>
          <table:table-cell table:style-name="ce6" table:formula="of:=[.E59]*1.068" office:value-type="float" office:value="534">
            <text:p>534</text:p>
          </table:table-cell>
          <table:table-cell table:style-name="ce6" table:formula="of:=[.H59]/1.068" office:value-type="float" office:value="781.25">
            <text:p>781.25</text:p>
          </table:table-cell>
          <table:table-cell table:style-name="ce11" table:formula="of:=((([.$D59]*[.$C$2])^2)-(([.$B59]*[.$C$2])^2))/(2*[.$I59])" office:value-type="float" office:value="834.375">
            <text:p>834.375</text:p>
          </table:table-cell>
          <table:table-cell table:style-name="ce6" table:formula="of:=((([.$C59]*[.$C$2])^2)-(([.$B59]*[.$C$2])^2))/(2*[.F59])" office:value-type="float" office:value="-0.462384981735793">
            <text:p>-0.4624</text:p>
          </table:table-cell>
          <table:table-cell table:style-name="ce6" table:formula="of:=[.K59]/[.$H$2]" office:value-type="float" office:value="28.125">
            <text:p>28.125</text:p>
          </table:table-cell>
          <table:table-cell table:style-name="ce6" table:formula="of:=(([.$C59]*[.$C$2])-([.$B59]*[.$C$2]))/[.$I59]" office:value-type="float" office:value="24.03">
            <text:p>24.03</text:p>
          </table:table-cell>
          <table:table-cell table:style-name="ce6" table:formula="of:=[.M59]/[.$H$2]" office:value-type="float" office:value="70.3125">
            <text:p>70.3125</text:p>
          </table:table-cell>
          <table:table-cell table:style-name="ce6" table:formula="of:=(([.$D59]*[.$C$2])-([.$B59]*[.$C$2]))/[.$I59]" office:value-type="float" office:value="60.075">
            <text:p>60.0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table:style-name="ce6" table:formula="of:=[.F60]/1.068" office:value-type="float" office:value="749.063670411985">
            <text:p>749.0637</text:p>
          </table:table-cell>
          <table:table-cell table:style-name="ce6" office:value-type="float" office:value="800">
            <text:p>800</text:p>
          </table:table-cell>
          <table:table-cell table:style-name="ce6" table:formula="of:=[.H60]/1.068" office:value-type="float" office:value="764.30176565008">
            <text:p>764.3018</text:p>
          </table:table-cell>
          <table:table-cell table:style-name="ce11" table:formula="of:=((([.$D60]*[.$C$2])^2)-(([.$B60]*[.$C$2])^2))/(2*[.$I60])" office:value-type="float" office:value="816.274285714286">
            <text:p>816.2743</text:p>
          </table:table-cell>
          <table:table-cell table:style-name="ce6" table:formula="of:=((([.$C60]*[.$C$2])^2)-(([.$B60]*[.$C$2])^2))/(2*[.F60])" office:value-type="float" office:value="-0.843942901234568">
            <text:p>-0.8439</text:p>
          </table:table-cell>
          <table:table-cell table:style-name="ce6" table:formula="of:=[.K60]/[.$H$2]" office:value-type="float" office:value="26.9662921348315">
            <text:p>26.9663</text:p>
          </table:table-cell>
          <table:table-cell table:style-name="ce6" table:formula="of:=(([.$C60]*[.$C$2])-([.$B60]*[.$C$2]))/[.$I60]" office:value-type="float" office:value="23.04">
            <text:p>23.04</text:p>
          </table:table-cell>
          <table:table-cell table:style-name="ce6" table:formula="of:=[.M60]/[.$H$2]" office:value-type="float" office:value="27.7367576243981">
            <text:p>27.7368</text:p>
          </table:table-cell>
          <table:table-cell table:style-name="ce6" table:formula="of:=(([.$D60]*[.$C$2])-([.$B60]*[.$C$2]))/[.$I60]" office:value-type="float" office:value="23.6982857142857">
            <text:p>23.698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 table:number-columns-repeated="3"/>
          <table:table-cell table:style-name="ce11"/>
          <table:table-cell table:style-name="ce6" table:number-columns-repeated="5"/>
          <table:table-cell table:number-columns-repeated="1011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ce4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3" table:number-columns-repeated="3"/>
          <table:table-cell table:style-name="Default"/>
          <table:table-cell table:style-name="ce8"/>
          <table:table-cell table:style-name="ce3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style-name="ce4" table:number-columns-repeated="3"/>
          <table:table-cell table:style-name="Default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1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/>
          <table:table-cell table:style-name="ce5"/>
          <table:table-cell table:style-name="ce9"/>
          <table:table-cell table:style-name="ce4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7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C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B6]*[.$B$3]" office:value-type="float" office:value="3229.632">
            <text:p>3229.632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6.8298513107328">
            <text:p>56.8298513107</text:p>
          </table:table-cell>
          <table:table-cell table:formula="of:=[.G6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table:formula="of:=[.B7]*[.$B$3]" office:value-type="float" office:value="3229.632">
            <text:p>3229.632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6.7169815840018">
            <text:p>56.716981584</text:p>
          </table:table-cell>
          <table:table-cell table:formula="of:=[.G7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formula="of:=[.B8]*[.$B$3]" office:value-type="float" office:value="3255.264">
            <text:p>3255.264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6.8298513107328">
            <text:p>56.8298513107</text:p>
          </table:table-cell>
          <table:table-cell table:formula="of:=[.G8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formula="of:=[.B9]*[.$B$3]" office:value-type="float" office:value="3255.264">
            <text:p>3255.264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6.7169815840018">
            <text:p>56.716981584</text:p>
          </table:table-cell>
          <table:table-cell table:formula="of:=[.G9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formula="of:=[.B10]*[.$B$3]" office:value-type="float" office:value="3280.896">
            <text:p>3280.896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6.8298513107328">
            <text:p>56.8298513107</text:p>
          </table:table-cell>
          <table:table-cell table:formula="of:=[.G10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table:formula="of:=[.B11]*[.$B$3]" office:value-type="float" office:value="3280.896">
            <text:p>3280.896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6.7169815840018">
            <text:p>56.716981584</text:p>
          </table:table-cell>
          <table:table-cell table:formula="of:=[.G11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table:formula="of:=[.B12]*[.$B$3]" office:value-type="float" office:value="3306.528">
            <text:p>3306.528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6.8298513107328">
            <text:p>56.8298513107</text:p>
          </table:table-cell>
          <table:table-cell table:formula="of:=[.G12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table:formula="of:=[.B13]*[.$B$3]" office:value-type="float" office:value="3306.528">
            <text:p>3306.528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6.7169815840018">
            <text:p>56.716981584</text:p>
          </table:table-cell>
          <table:table-cell table:formula="of:=[.G13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table:formula="of:=[.B15]*[.$B$3]" office:value-type="float" office:value="6971.904">
            <text:p>6971.904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83.4979281180078">
            <text:p>83.497928118</text:p>
          </table:table-cell>
          <table:table-cell table:formula="of:=[.G15]/[.$D$3]" office:value-type="float" office:value="300.592541224828">
            <text:p>300.5925412248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table:formula="of:=[.B16]*[.$B$3]" office:value-type="float" office:value="6510.528">
            <text:p>6510.528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80.6878429504718">
            <text:p>80.6878429505</text:p>
          </table:table-cell>
          <table:table-cell table:formula="of:=[.G16]/[.$D$3]" office:value-type="float" office:value="290.476234621698">
            <text:p>290.47623462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formula="of:=[.B17]*[.$B$3]" office:value-type="float" office:value="6484.896">
            <text:p>6484.896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80.5288519724452">
            <text:p>80.5288519724</text:p>
          </table:table-cell>
          <table:table-cell table:formula="of:=[.G17]/[.$D$3]" office:value-type="float" office:value="289.903867100803">
            <text:p>289.90386710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formula="of:=[.B18]*[.$B$3]" office:value-type="float" office:value="6459.264">
            <text:p>6459.264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80.3695464712848">
            <text:p>80.3695464713</text:p>
          </table:table-cell>
          <table:table-cell table:formula="of:=[.G18]/[.$D$3]" office:value-type="float" office:value="289.330367296625">
            <text:p>289.33036729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table:formula="of:=[.B19]*[.$B$3]" office:value-type="float" office:value="6433.632">
            <text:p>6433.632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80.2099245729604">
            <text:p>80.209924573</text:p>
          </table:table-cell>
          <table:table-cell table:formula="of:=[.G19]/[.$D$3]" office:value-type="float" office:value="288.755728462657">
            <text:p>288.75572846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B20]*[.$B$3]" office:value-type="float" office:value="6408">
            <text:p>6408.00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80.049984384758">
            <text:p>80.0499843848</text:p>
          </table:table-cell>
          <table:table-cell table:formula="of:=[.G20]/[.$D$3]" office:value-type="float" office:value="288.179943785129">
            <text:p>288.17994378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formula="of:=[.B21]*[.$B$3]" office:value-type="float" office:value="6382.368">
            <text:p>6382.368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79.889723995017">
            <text:p>79.889723995</text:p>
          </table:table-cell>
          <table:table-cell table:formula="of:=[.G21]/[.$D$3]" office:value-type="float" office:value="287.603006382061">
            <text:p>287.60300638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.B22]*[.$B$3]" office:value-type="float" office:value="6356.736">
            <text:p>6356.736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79.7291414728642">
            <text:p>79.7291414729</text:p>
          </table:table-cell>
          <table:table-cell table:formula="of:=[.G22]/[.$D$3]" office:value-type="float" office:value="287.024909302311">
            <text:p>287.0249093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formula="of:=[.B23]*[.$B$3]" office:value-type="float" office:value="6331.104">
            <text:p>6331.104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79.5682348679421">
            <text:p>79.5682348679</text:p>
          </table:table-cell>
          <table:table-cell table:formula="of:=[.G23]/[.$D$3]" office:value-type="float" office:value="286.445645524592">
            <text:p>286.445645524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formula="of:=[.B24]*[.$B$3]" office:value-type="float" office:value="6305.472">
            <text:p>6305.472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79.4070022101326">
            <text:p>79.4070022101</text:p>
          </table:table-cell>
          <table:table-cell table:formula="of:=[.G24]/[.$D$3]" office:value-type="float" office:value="285.865207956477">
            <text:p>285.865207956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table:formula="of:=[.B25]*[.$B$3]" office:value-type="float" office:value="6279.84">
            <text:p>6279.8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79.2454415092755">
            <text:p>79.2454415093</text:p>
          </table:table-cell>
          <table:table-cell table:formula="of:=[.G25]/[.$D$3]" office:value-type="float" office:value="285.283589433392">
            <text:p>285.283589433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formula="of:=[.B26]*[.$B$3]" office:value-type="float" office:value="6254.208">
            <text:p>6254.208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79.083550754882">
            <text:p>79.0835507549</text:p>
          </table:table-cell>
          <table:table-cell table:formula="of:=[.G26]/[.$D$3]" office:value-type="float" office:value="284.700782717575">
            <text:p>284.7007827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table:formula="of:=[.B27]*[.$B$3]" office:value-type="float" office:value="6228.576">
            <text:p>6228.576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78.9213279158429">
            <text:p>78.9213279158</text:p>
          </table:table-cell>
          <table:table-cell table:formula="of:=[.G27]/[.$D$3]" office:value-type="float" office:value="284.116780497034">
            <text:p>284.11678049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formula="of:=[.B28]*[.$B$3]" office:value-type="float" office:value="6202.944">
            <text:p>6202.944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78.7587709401309">
            <text:p>78.7587709401</text:p>
          </table:table-cell>
          <table:table-cell table:formula="of:=[.G28]/[.$D$3]" office:value-type="float" office:value="283.531575384471">
            <text:p>283.53157538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formula="of:=[.B29]*[.$B$3]" office:value-type="float" office:value="6177.312">
            <text:p>6177.312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78.595877754498">
            <text:p>78.5958777545</text:p>
          </table:table-cell>
          <table:table-cell table:formula="of:=[.G29]/[.$D$3]" office:value-type="float" office:value="282.945159916193">
            <text:p>282.94515991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B30]*[.$B$3]" office:value-type="float" office:value="6151.68">
            <text:p>6151.68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78.4326462641673">
            <text:p>78.4326462642</text:p>
          </table:table-cell>
          <table:table-cell table:formula="of:=[.G30]/[.$D$3]" office:value-type="float" office:value="282.357526551002">
            <text:p>282.3575265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table:formula="of:=[.B31]*[.$B$3]" office:value-type="float" office:value="6126.048">
            <text:p>6126.048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78.2690743525181">
            <text:p>78.2690743525</text:p>
          </table:table-cell>
          <table:table-cell table:formula="of:=[.G31]/[.$D$3]" office:value-type="float" office:value="281.768667669065">
            <text:p>281.768667669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formula="of:=[.B32]*[.$B$3]" office:value-type="float" office:value="6100.416">
            <text:p>6100.416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78.1051598807659">
            <text:p>78.1051598808</text:p>
          </table:table-cell>
          <table:table-cell table:formula="of:=[.G32]/[.$D$3]" office:value-type="float" office:value="281.178575570757">
            <text:p>281.17857557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table:formula="of:=[.B33]*[.$B$3]" office:value-type="float" office:value="6074.784">
            <text:p>6074.784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77.9409006876364">
            <text:p>77.9409006876</text:p>
          </table:table-cell>
          <table:table-cell table:formula="of:=[.G33]/[.$D$3]" office:value-type="float" office:value="280.587242475491">
            <text:p>280.58724247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formula="of:=[.B34]*[.$B$3]" office:value-type="float" office:value="6049.152">
            <text:p>6049.152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77.7762945890327">
            <text:p>77.776294589</text:p>
          </table:table-cell>
          <table:table-cell table:formula="of:=[.G34]/[.$D$3]" office:value-type="float" office:value="279.994660520518">
            <text:p>279.99466052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table:formula="of:=[.B35]*[.$B$3]" office:value-type="float" office:value="6023.52">
            <text:p>6023.52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77.6113393776966">
            <text:p>77.6113393777</text:p>
          </table:table-cell>
          <table:table-cell table:formula="of:=[.G35]/[.$D$3]" office:value-type="float" office:value="279.400821759708">
            <text:p>279.400821759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table:formula="of:=[.B36]*[.$B$3]" office:value-type="float" office:value="5997.888">
            <text:p>5997.888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77.4460328228632">
            <text:p>77.4460328229</text:p>
          </table:table-cell>
          <table:table-cell table:formula="of:=[.G36]/[.$D$3]" office:value-type="float" office:value="278.805718162307">
            <text:p>278.80571816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table:formula="of:=[.B37]*[.$B$3]" office:value-type="float" office:value="5972.256">
            <text:p>5972.256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77.2803726699089">
            <text:p>77.2803726699</text:p>
          </table:table-cell>
          <table:table-cell table:formula="of:=[.G37]/[.$D$3]" office:value-type="float" office:value="278.209341611672">
            <text:p>278.20934161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formula="of:=[.B38]*[.$B$3]" office:value-type="float" office:value="5946.624">
            <text:p>5946.624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77.1143566399928">
            <text:p>77.11435664</text:p>
          </table:table-cell>
          <table:table-cell table:formula="of:=[.G38]/[.$D$3]" office:value-type="float" office:value="277.611683903974">
            <text:p>277.61168390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[.B39]*[.$B$3]" office:value-type="float" office:value="5920.992">
            <text:p>5920.992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76.9479824296908">
            <text:p>76.9479824297</text:p>
          </table:table-cell>
          <table:table-cell table:formula="of:=[.G39]/[.$D$3]" office:value-type="float" office:value="277.012736746887">
            <text:p>277.01273674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[.B40]*[.$B$3]" office:value-type="float" office:value="5895.36">
            <text:p>5895.36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76.7812477106227">
            <text:p>76.7812477106</text:p>
          </table:table-cell>
          <table:table-cell table:formula="of:=[.G40]/[.$D$3]" office:value-type="float" office:value="276.412491758242">
            <text:p>276.41249175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formula="of:=[.B41]*[.$B$3]" office:value-type="float" office:value="5869.728">
            <text:p>5869.728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76.6141501290721">
            <text:p>76.6141501291</text:p>
          </table:table-cell>
          <table:table-cell table:formula="of:=[.G41]/[.$D$3]" office:value-type="float" office:value="275.81094046466">
            <text:p>275.810940464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3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number:number-style style:name="N109">
      <number:fraction number:min-integer-digits="0" number:min-numerator-digits="3" number:min-denominator-digits="3"/>
    </number:number-style>
    <number:number-style style:name="N110">
      <number:number number:decimal-places="4" number:min-integer-digits="0" number:decimal-replacement=""/>
    </number:number-style>
    <number:number-style style:name="N111">
      <number:number number:decimal-places="4" number:min-integer-digits="1" number:decimal-replacement=""/>
    </number:number-style>
    <number:number-style style:name="N112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7">07/08/2011</text:date>, <text:time>02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Smith</meta:initial-creator>
    <meta:creation-date>2010-10-11T21:22:22</meta:creation-date>
    <dc:date>2011-08-07T02:10:49</dc:date>
    <meta:editing-duration>P2DT42M</meta:editing-duration>
    <meta:editing-cycles>41</meta:editing-cycles>
    <meta:generator>LibreOffice/3.4$Unix LibreOffice_project/340m1$Build-203</meta:generator>
    <meta:document-statistic meta:table-count="3" meta:cell-count="954" meta:object-count="0"/>
  </office:meta>
</office:document-meta>
</file>